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3.29pt" fo:break-before="auto" style:use-optimal-row-height="true"/>
    </style:style>
    <style:style style:name="ro1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number-columns-repeated="8"/>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3" calcext:value-type="float">
            <text:p>53</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3" calcext:value-type="float">
            <text:p>573</text:p>
          </table:table-cell>
          <table:table-cell table:formula="of:=SUM([.D12:.I12])" office:value-type="float" office:value="361" calcext:value-type="float">
            <text:p>3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6" calcext:value-type="float">
            <text:p>76</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0" calcext:value-type="float">
            <text:p>760</text:p>
          </table:table-cell>
          <table:table-cell table:formula="of:=SUM([.D13:.I13])" office:value-type="float" office:value="504" calcext:value-type="float">
            <text:p>50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625" calcext:value-type="float">
            <text:p>6.62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041666666667" calcext:value-type="float">
            <text:p>200.041666666667</text:p>
          </table:table-cell>
          <table:table-cell table:formula="of:=SUM([.D16:.I16])" office:value-type="float" office:value="35.0416666666667" calcext:value-type="float">
            <text:p>35.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5" calcext:value-type="float">
            <text:p>9.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458333333333" calcext:value-type="float">
            <text:p>248.458333333333</text:p>
          </table:table-cell>
          <table:table-cell table:formula="of:=SUM([.D17:.I17])" office:value-type="float" office:value="48.9583333333333" calcext:value-type="float">
            <text:p>48.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2:17:28.749460671</dc:date>
    <meta:creation-date>2016-09-05T22:47:24Z</meta:creation-date>
    <meta:editing-cycles>1168</meta:editing-cycles>
    <meta:editing-duration>P22DT17H26M18S</meta:editing-duration>
    <meta:generator>LibreOffice/5.2.7.2$Linux_X86_64 LibreOffice_project/20m0$Build-2</meta:generator>
    <meta:document-statistic meta:table-count="4" meta:cell-count="3660" meta:object-count="0"/>
  </office:meta>
</office:document-meta>
</file>